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338cm"/>
    </style:style>
    <style:style style:name="co8" style:family="table-column">
      <style:table-column-properties fo:break-before="auto" style:column-width="15.822cm"/>
    </style:style>
    <style:style style:name="co9" style:family="table-column">
      <style:table-column-properties fo:break-before="auto" style:column-width="15.849cm"/>
    </style:style>
    <style:style style:name="co10" style:family="table-column">
      <style:table-column-properties fo:break-before="auto" style:column-width="15.8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1.224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552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688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715cm"/>
    </style:style>
    <style:style style:name="co23" style:family="table-column">
      <style:table-column-properties fo:break-before="auto" style:column-width="1.743cm"/>
    </style:style>
    <style:style style:name="co24" style:family="table-column">
      <style:table-column-properties fo:break-before="auto" style:column-width="1.769cm"/>
    </style:style>
    <style:style style:name="co25" style:family="table-column">
      <style:table-column-properties fo:break-before="auto" style:column-width="12.472cm"/>
    </style:style>
    <style:style style:name="co26" style:family="table-column">
      <style:table-column-properties fo:break-before="auto" style:column-width="7.816cm"/>
    </style:style>
    <style:style style:name="co27" style:family="table-column">
      <style:table-column-properties fo:break-before="auto" style:column-width="3.512cm"/>
    </style:style>
    <style:style style:name="co28" style:family="table-column">
      <style:table-column-properties fo:break-before="auto" style:column-width="2.505cm"/>
    </style:style>
    <style:style style:name="co29" style:family="table-column">
      <style:table-column-properties fo:break-before="auto" style:column-width="3.376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3.731cm"/>
    </style:style>
    <style:style style:name="co32" style:family="table-column">
      <style:table-column-properties fo:break-before="auto" style:column-width="1.905cm"/>
    </style:style>
    <style:style style:name="co33" style:family="table-column">
      <style:table-column-properties fo:break-before="auto" style:column-width="4.657cm"/>
    </style:style>
    <style:style style:name="co34" style:family="table-column">
      <style:table-column-properties fo:break-before="auto" style:column-width="2.073cm"/>
    </style:style>
    <style:style style:name="co35" style:family="table-column">
      <style:table-column-properties fo:break-before="auto" style:column-width="2.069cm"/>
    </style:style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3.976cm"/>
    </style:style>
    <style:style style:name="co38" style:family="table-column">
      <style:table-column-properties fo:break-before="auto" style:column-width="3.186cm"/>
    </style:style>
    <style:style style:name="co39" style:family="table-column">
      <style:table-column-properties fo:break-before="auto" style:column-width="1.169cm"/>
    </style:style>
    <style:style style:name="co40" style:family="table-column">
      <style:table-column-properties fo:break-before="auto" style:column-width="2.531cm"/>
    </style:style>
    <style:style style:name="co41" style:family="table-column">
      <style:table-column-properties fo:break-before="auto" style:column-width="11.382cm"/>
    </style:style>
    <style:style style:name="co42" style:family="table-column">
      <style:table-column-properties fo:break-before="auto" style:column-width="6.671cm"/>
    </style:style>
    <style:style style:name="co43" style:family="table-column">
      <style:table-column-properties fo:break-before="auto" style:column-width="3.207cm"/>
    </style:style>
    <style:style style:name="co44" style:family="table-column">
      <style:table-column-properties fo:break-before="auto" style:column-width="8.957cm"/>
    </style:style>
    <style:style style:name="co45" style:family="table-column">
      <style:table-column-properties fo:break-before="auto" style:column-width="19.634cm"/>
    </style:style>
    <style:style style:name="co46" style:family="table-column">
      <style:table-column-properties fo:break-before="auto" style:column-width="3.022cm"/>
    </style:style>
    <style:style style:name="co47" style:family="table-column">
      <style:table-column-properties fo:break-before="auto" style:column-width="3.0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5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7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6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36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8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ackground-color="#ffcc99" fo:border="0.06pt solid #000000"/>
    </style:style>
    <style:style style:name="ce288" style:family="table-cell" style:parent-style-name="Default">
      <style:table-cell-properties fo:background-color="#99ccff" fo:border="0.06pt solid #000000"/>
    </style:style>
    <style:style style:name="ce129" style:family="table-cell" style:parent-style-name="Default">
      <style:table-cell-properties fo:background-color="#ccffff" fo:border="0.06pt solid #000000"/>
    </style:style>
    <style:style style:name="ce290" style:family="table-cell" style:parent-style-name="Default">
      <style:table-cell-properties fo:background-color="#e6e6e6" fo:border="0.06pt solid #000000"/>
    </style:style>
    <style:style style:name="ce131" style:family="table-cell" style:parent-style-name="Default">
      <style:table-cell-properties fo:background-color="#a6fda6" fo:border="0.06pt solid #000000"/>
    </style:style>
    <style:style style:name="ce296" style:family="table-cell" style:parent-style-name="Default">
      <style:table-cell-properties fo:background-color="#cccccc" fo:border="0.06pt solid #000000"/>
    </style:style>
    <style:style style:name="ce297" style:family="table-cell" style:parent-style-name="Default">
      <style:table-cell-properties fo:background-color="#0000ff" fo:border="0.06pt solid #000000"/>
    </style:style>
    <style:style style:name="ce298" style:family="table-cell" style:parent-style-name="Default">
      <style:table-cell-properties fo:background-color="#00ae00" fo:border="0.06pt solid #000000"/>
    </style:style>
    <style:style style:name="ce299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6" style:family="table-cell" style:parent-style-name="Default">
      <style:table-cell-properties fo:background-color="#ff9966" fo:border="0.06pt solid #000000"/>
    </style:style>
    <style:style style:name="ce308" style:family="table-cell" style:parent-style-name="Default">
      <style:table-cell-properties fo:background-color="#9966cc" fo:border="0.06pt solid #000000"/>
    </style:style>
    <style:style style:name="ce30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e6e6ff" fo:border="0.06pt solid #000000"/>
    </style:style>
    <style:style style:name="ce311" style:family="table-cell" style:parent-style-name="Default">
      <style:table-cell-properties fo:background-color="#e6e6ff" fo:border="0.99pt solid #000000"/>
    </style:style>
    <style:style style:name="ce312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7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0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0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9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  <table:content-validation table:name="val25" table:condition="of:cell-content-is-in-list([$Results.$A$2:$Results.$A$100])" table:allow-empty-cell="true" table:display-list="unsorted" table:base-cell-address="'Details Template'.D2"/>
        <table:content-validation table:name="val26" table:condition="of:cell-content-is-in-list([$'Master List'.$C$3:.$C$100000])" table:allow-empty-cell="false" table:display-list="unsorted" table:base-cell-address="'Details Template'.E2"/>
        <table:content-validation table:name="val27" table:condition="of:cell-content-is-in-list([$Results.$A$2:$Results.$A$100])" table:allow-empty-cell="true" table:display-list="unsorted" table:base-cell-address="'Details Template'.G2"/>
        <table:content-validation table:name="val28" table:condition="of:cell-content-is-in-list([$'Master List'.$C$3:.$C$100000])" table:allow-empty-cell="true" table:display-list="sort-ascending" table:base-cell-address="'Details Template'.H2"/>
        <table:content-validation table:name="val29" table:condition="of:cell-content-is-in-list([$Results.$A$2:$Results.$A$100])" table:allow-empty-cell="true" table:display-list="unsorted" table:base-cell-address="'Details Template'.J2"/>
        <table:content-validation table:name="val30" table:condition="of:cell-content-is-in-list([$'Master List'.$C$3:.$C$100000])" table:allow-empty-cell="false" table:display-list="unsorted" table:base-cell-address="'Details Template'.K2"/>
        <table:content-validation table:name="val31" table:condition="of:cell-content-is-in-list([$Results.$A$2:$Results.$A$100])" table:allow-empty-cell="true" table:display-list="unsorted" table:base-cell-address="'Details Template'.M2"/>
        <table:content-validation table:name="val32" table:condition="of:cell-content-is-in-list([$'Master List'.$C$3:.$C$100000])" table:allow-empty-cell="false" table:display-list="unsorted" table:base-cell-address="'Details Template'.N2"/>
        <table:content-validation table:name="val33" table:condition="of:cell-content-is-in-list([$Results.$A$2:$Results.$A$100])" table:allow-empty-cell="true" table:display-list="unsorted" table:base-cell-address="'Details Template'.P2"/>
        <table:content-validation table:name="val34" table:condition="of:cell-content-is-in-list([$'Master List'.$C$3:.$C$100000])" table:allow-empty-cell="false" table:display-list="unsorted" table:base-cell-address="'Details Template'.Q2"/>
        <table:content-validation table:name="val35" table:condition="of:cell-content-is-in-list([$Results.$A$2:$Results.$A$100])" table:allow-empty-cell="true" table:display-list="unsorted" table:base-cell-address="'Details Template'.S2"/>
        <table:content-validation table:name="val36" table:condition="of:cell-content-is-in-list([$'Master List'.$C$3:.$C$100000])" table:allow-empty-cell="false" table:display-list="unsorted" table:base-cell-address="'Details Template'.T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"/>
          <table:table-cell table:style-name="ce8" table:content-validation-name="val4"/>
          <table:table-cell table:style-name="ce1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</table:table-cell>
          <table:table-cell table:style-name="ce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12" table:default-cell-style-name="ce14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number-columns-repeated="2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1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4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4" office:value-type="string" calcext:value-type="string">
            <text:p>Notes 1</text:p>
          </table:table-cell>
          <table:table-cell table:style-name="ce4" office:value-type="string" calcext:value-type="string">
            <text:p>Notes 2</text:p>
          </table:table-cell>
          <table:table-cell table:style-name="ce4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176" table:content-validation-name="val8" office:value-type="string" calcext:value-type="string">
            <text:p>&gt; Phase 0 result</text:p>
          </table:table-cell>
          <table:table-cell table:style-name="ce176" table:content-validation-name="val9"/>
          <table:table-cell table:style-name="ce183" table:content-validation-name="val10"/>
          <table:table-cell table:style-name="ce186" table:content-validation-name="val11" office:value-type="string" calcext:value-type="string">
            <text:p>&gt; Phase 1 result</text:p>
          </table:table-cell>
          <table:table-cell table:style-name="ce186" table:content-validation-name="val12"/>
          <table:table-cell table:style-name="ce183" table:content-validation-name="val13"/>
          <table:table-cell table:style-name="ce186" table:content-validation-name="val14" office:value-type="string" calcext:value-type="string">
            <text:p>&gt; Phase 2 result</text:p>
          </table:table-cell>
          <table:table-cell table:style-name="ce186" table:content-validation-name="val15"/>
          <table:table-cell table:style-name="ce183" table:content-validation-name="val16"/>
          <table:table-cell table:style-name="ce186" table:content-validation-name="val17" office:value-type="string" calcext:value-type="string">
            <text:p>&gt; Phase 3 result</text:p>
          </table:table-cell>
          <table:table-cell table:style-name="ce186" table:content-validation-name="val18"/>
          <table:table-cell table:style-name="ce183" table:content-validation-name="val19"/>
          <table:table-cell table:style-name="ce186" table:content-validation-name="val20" office:value-type="string" calcext:value-type="string">
            <text:p>&gt; Phase 4 result</text:p>
          </table:table-cell>
          <table:table-cell table:style-name="ce186" table:content-validation-name="val21"/>
          <table:table-cell table:style-name="ce183" table:content-validation-name="val22"/>
          <table:table-cell table:style-name="ce186" table:content-validation-name="val23" office:value-type="string" calcext:value-type="string">
            <text:p>&gt; Phase 5 result</text:p>
          </table:table-cell>
          <table:table-cell table:style-name="ce186" table:content-validation-name="val24"/>
          <table:table-cell table:style-name="ce236" table:content-validation-name="val1" office:value-type="string" calcext:value-type="string">
            <text:p>Notes 1</text:p>
          </table:table-cell>
          <table:table-cell table:style-name="ce236" office:value-type="string" calcext:value-type="string">
            <text:p>Notes 2</text:p>
          </table:table-cell>
          <table:table-cell table:style-name="ce23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5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5"/>
        <table:table-column table:style-name="co37" table:default-cell-style-name="ce195"/>
        <table:table-column table:style-name="co38" table:default-cell-style-name="ce195"/>
        <table:table-column table:style-name="co20" table:default-cell-style-name="ce285"/>
        <table:table-column table:style-name="co39" table:default-cell-style-name="ce195"/>
        <table:table-column table:style-name="co11" table:number-columns-repeated="2" table:default-cell-style-name="Default"/>
        <table:table-row table:style-name="ro2">
          <table:table-cell table:style-name="ce283" office:value-type="string" calcext:value-type="string">
            <text:p>Input List</text:p>
          </table:table-cell>
          <table:table-cell table:style-name="ce283" office:value-type="string" calcext:value-type="string">
            <text:p>Input Name</text:p>
          </table:table-cell>
          <table:table-cell table:style-name="ce283" office:value-type="string" calcext:value-type="string">
            <text:p>Button</text:p>
          </table:table-cell>
          <table:table-cell table:style-name="ce284" office:value-type="string" calcext:value-type="string">
            <text:p>Group</text:p>
          </table:table-cell>
          <table:table-cell table:style-name="ce283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table:number-columns-repeated="4"/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7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7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86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95"/>
        <table:table-column table:style-name="co33" table:default-cell-style-name="ce195"/>
        <table:table-column table:style-name="co14" table:default-cell-style-name="ce195"/>
        <table:table-column table:style-name="co41" table:default-cell-style-name="ce195"/>
        <table:table-column table:style-name="co42" table:default-cell-style-name="ce195"/>
        <table:table-column table:style-name="co11" table:default-cell-style-name="Default"/>
        <table:table-row table:style-name="ro2">
          <table:table-cell table:style-name="ce283" office:value-type="string" calcext:value-type="string">
            <text:p>Short Name</text:p>
          </table:table-cell>
          <table:table-cell table:style-name="ce283" office:value-type="string" calcext:value-type="string">
            <text:p>Full Name</text:p>
          </table:table-cell>
          <table:table-cell table:style-name="ce283" office:value-type="string" calcext:value-type="string">
            <text:p>Color</text:p>
          </table:table-cell>
          <table:table-cell table:style-name="ce283" office:value-type="string" calcext:value-type="string">
            <text:p>Notes 1</text:p>
          </table:table-cell>
          <table:table-cell table:style-name="ce283" office:value-type="string" calcext:value-type="string">
            <text:p>Filters</text:p>
          </table:table-cell>
          <table:table-cell table:style-name="ce283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0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0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number-columns-repeated="3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office:forms form:automatic-focus="false" form:apply-design-mode="false"/>
        <table:table-column table:style-name="co43" table:default-cell-style-name="ce195"/>
        <table:table-column table:style-name="co14" table:default-cell-style-name="ce195"/>
        <table:table-column table:style-name="co44" table:default-cell-style-name="ce195"/>
        <table:table-column table:style-name="co45" table:default-cell-style-name="ce195"/>
        <table:table-row table:style-name="ro2">
          <table:table-cell table:style-name="ce283" office:value-type="string" calcext:value-type="string">
            <text:p>List of Results:</text:p>
          </table:table-cell>
          <table:table-cell table:style-name="ce283" office:value-type="string" calcext:value-type="string">
            <text:p>Color</text:p>
          </table:table-cell>
          <table:table-cell table:number-columns-repeated="2" table:style-name="ce283" office:value-type="string" calcext:value-type="string">
            <text:p>Explanation for the user:</text:p>
          </table:table-cell>
        </table:table-row>
        <table:table-row table:style-name="ro2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8" office:value-type="string" calcext:value-type="string">
            <text:p>No effect</text:p>
          </table:table-cell>
          <table:table-cell table:style-name="ce290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8" office:value-type="string" calcext:value-type="string">
            <text:p>Impossible?</text:p>
          </table:table-cell>
          <table:table-cell table:style-name="ce29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8" office:value-type="string" calcext:value-type="string">
            <text:p>Prereq</text:p>
          </table:table-cell>
          <table:table-cell table:style-name="ce29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8" office:value-type="string" calcext:value-type="string">
            <text:p>Mutual</text:p>
          </table:table-cell>
          <table:table-cell table:style-name="ce28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8" office:value-type="string" calcext:value-type="string">
            <text:p>Special</text:p>
          </table:table-cell>
          <table:table-cell table:style-name="ce29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8" office:value-type="string" calcext:value-type="string">
            <text:p>Buffers</text:p>
          </table:table-cell>
          <table:table-cell table:style-name="ce30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8" office:value-type="string" calcext:value-type="string">
            <text:p>Follows</text:p>
          </table:table-cell>
          <table:table-cell table:style-name="ce306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8" office:value-type="string" calcext:value-type="string">
            <text:p>???</text:p>
          </table:table-cell>
          <table:table-cell table:style-name="ce308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9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7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10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11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2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12" table:default-cell-style-name="ce14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8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1">
          <table:table-cell table:style-name="ce387"/>
          <table:table-cell table:style-name="ce276"/>
          <table:table-cell table:style-name="ce387"/>
          <table:table-cell table:style-name="ce276" table:content-validation-name="val4"/>
          <table:table-cell table:style-name="ce276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275" table:content-validation-name="val5" office:value-type="string" calcext:value-type="string">
            <text:p>Action Name</text:p>
          </table:table-cell>
          <table:table-cell table:style-name="ce277" office:value-type="string" calcext:value-type="string">
            <text:p>Hit</text:p>
          </table:table-cell>
          <table:table-cell table:style-name="ce277" office:value-type="string" calcext:value-type="string">
            <text:p>Frames</text:p>
          </table:table-cell>
          <table:table-cell table:style-name="ce277" table:content-validation-name="val6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275" office:value-type="string" calcext:value-type="string">
            <text:p>Notes 1</text:p>
          </table:table-cell>
          <table:table-cell table:style-name="ce275" office:value-type="string" calcext:value-type="string">
            <text:p>Notes 2</text:p>
          </table:table-cell>
          <table:table-cell table:style-name="ce275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5" table:number-columns-repeated="142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" office:value-type="string" calcext:value-type="string">
            <text:p>Action Name</text:p>
          </table:table-cell>
          <table:table-cell table:style-name="ce4" office:value-type="string" calcext:value-type="string">
            <text:p>Modifiers</text:p>
          </table:table-cell>
          <table:table-cell table:style-name="ce4" office:value-type="string" calcext:value-type="string">
            <text:p>Input to Compare</text:p>
          </table:table-cell>
          <table:table-cell table:style-name="ce54" table:content-validation-name="val25"/>
          <table:table-cell table:style-name="ce176" table:content-validation-name="val26" office:value-type="string" calcext:value-type="string">
            <text:p>&gt; Phase 0 result</text:p>
          </table:table-cell>
          <table:table-cell table:style-name="ce176"/>
          <table:table-cell table:style-name="ce183" table:content-validation-name="val27"/>
          <table:table-cell table:style-name="ce186" table:content-validation-name="val28" office:value-type="string" calcext:value-type="string">
            <text:p>&gt; Phase 1 result</text:p>
          </table:table-cell>
          <table:table-cell table:style-name="ce186"/>
          <table:table-cell table:style-name="ce183" table:content-validation-name="val29"/>
          <table:table-cell table:style-name="ce186" table:content-validation-name="val30" office:value-type="string" calcext:value-type="string">
            <text:p>&gt; Phase 2 result</text:p>
          </table:table-cell>
          <table:table-cell table:style-name="ce186"/>
          <table:table-cell table:style-name="ce183" table:content-validation-name="val31"/>
          <table:table-cell table:style-name="ce186" table:content-validation-name="val32" office:value-type="string" calcext:value-type="string">
            <text:p>&gt; Phase 3 result</text:p>
          </table:table-cell>
          <table:table-cell table:style-name="ce186"/>
          <table:table-cell table:style-name="ce183" table:content-validation-name="val33"/>
          <table:table-cell table:style-name="ce186" table:content-validation-name="val34" office:value-type="string" calcext:value-type="string">
            <text:p>&gt; Phase 4 result</text:p>
          </table:table-cell>
          <table:table-cell table:style-name="ce186"/>
          <table:table-cell table:style-name="ce183" table:content-validation-name="val35"/>
          <table:table-cell table:style-name="ce186" table:content-validation-name="val36" office:value-type="string" calcext:value-type="string">
            <text:p>&gt; Phase 5 result</text:p>
          </table:table-cell>
          <table:table-cell table:style-name="ce186"/>
          <table:table-cell table:style-name="ce236" table:content-validation-name="val1" office:value-type="string" calcext:value-type="string">
            <text:p>Notes 1</text:p>
          </table:table-cell>
          <table:table-cell table:style-name="ce236" office:value-type="string" calcext:value-type="string">
            <text:p>Notes 2</text:p>
          </table:table-cell>
          <table:table-cell table:style-name="ce23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3">
          <table:table-cell table:content-validation-name="val5" table:number-columns-repeated="3"/>
          <table:table-cell table:style-name="ce303" table:content-validation-name="val25"/>
          <table:table-cell table:style-name="ce305" table:content-validation-name="val26"/>
          <table:table-cell table:style-name="ce307"/>
          <table:table-cell table:style-name="ce313" table:content-validation-name="val27"/>
          <table:table-cell table:style-name="ce314" table:content-validation-name="val28"/>
          <table:table-cell table:style-name="ce315"/>
          <table:table-cell table:style-name="ce316" table:content-validation-name="val29"/>
          <table:table-cell table:style-name="ce317" table:content-validation-name="val30"/>
          <table:table-cell table:style-name="ce318"/>
          <table:table-cell table:style-name="ce319" table:content-validation-name="val31"/>
          <table:table-cell table:style-name="ce320" table:content-validation-name="val32"/>
          <table:table-cell table:style-name="ce321"/>
          <table:table-cell table:style-name="ce322" table:content-validation-name="val33"/>
          <table:table-cell table:style-name="ce323" table:content-validation-name="val34"/>
          <table:table-cell table:style-name="ce324"/>
          <table:table-cell table:style-name="ce325" table:content-validation-name="val35"/>
          <table:table-cell table:style-name="ce326" table:content-validation-name="val36"/>
          <table:table-cell table:style-name="ce327"/>
          <table:table-cell table:style-name="ce228" table:content-validation-name="val1"/>
          <table:table-cell table:style-name="ce230" table:number-columns-repeated="2"/>
          <table:table-cell table:style-name="ce331" table:number-columns-repeated="8"/>
          <table:table-cell table:number-columns-repeated="866"/>
        </table:table-row>
        <table:table-row table:style-name="ro2" table:number-rows-repeated="10">
          <table:table-cell table:content-validation-name="val5" table:number-columns-repeated="3"/>
          <table:table-cell table:style-name="ce303" table:content-validation-name="val25"/>
          <table:table-cell table:style-name="ce305" table:content-validation-name="val26"/>
          <table:table-cell table:style-name="ce307"/>
          <table:table-cell table:style-name="ce313" table:content-validation-name="val27"/>
          <table:table-cell table:style-name="ce314" table:content-validation-name="val28"/>
          <table:table-cell table:style-name="ce315"/>
          <table:table-cell table:style-name="ce316" table:content-validation-name="val29"/>
          <table:table-cell table:style-name="ce317" table:content-validation-name="val30"/>
          <table:table-cell table:style-name="ce318"/>
          <table:table-cell table:style-name="ce319" table:content-validation-name="val31"/>
          <table:table-cell table:style-name="ce320" table:content-validation-name="val32"/>
          <table:table-cell table:style-name="ce321"/>
          <table:table-cell table:style-name="ce322" table:content-validation-name="val33"/>
          <table:table-cell table:style-name="ce323" table:content-validation-name="val34"/>
          <table:table-cell table:style-name="ce324"/>
          <table:table-cell table:style-name="ce325" table:content-validation-name="val35"/>
          <table:table-cell table:style-name="ce326" table:content-validation-name="val36"/>
          <table:table-cell table:style-name="ce327"/>
          <table:table-cell table:content-validation-name="val1"/>
          <table:table-cell table:style-name="ce230" table:number-columns-repeated="2"/>
          <table:table-cell table:style-name="ce331" table:number-columns-repeated="8"/>
          <table:table-cell table:number-columns-repeated="866"/>
        </table:table-row>
        <table:table-row table:style-name="ro2" table:number-rows-repeated="40">
          <table:table-cell table:content-validation-name="val5" table:number-columns-repeated="3"/>
          <table:table-cell table:style-name="ce303" table:content-validation-name="val25"/>
          <table:table-cell table:style-name="ce305" table:content-validation-name="val26"/>
          <table:table-cell table:style-name="ce307"/>
          <table:table-cell table:style-name="ce313" table:content-validation-name="val27"/>
          <table:table-cell table:style-name="ce314" table:content-validation-name="val28"/>
          <table:table-cell table:style-name="ce315"/>
          <table:table-cell table:style-name="ce316" table:content-validation-name="val29"/>
          <table:table-cell table:style-name="ce317" table:content-validation-name="val30"/>
          <table:table-cell table:style-name="ce318"/>
          <table:table-cell table:style-name="ce319" table:content-validation-name="val31"/>
          <table:table-cell table:style-name="ce320" table:content-validation-name="val32"/>
          <table:table-cell table:style-name="ce321"/>
          <table:table-cell table:style-name="ce322" table:content-validation-name="val33"/>
          <table:table-cell table:style-name="ce323" table:content-validation-name="val34"/>
          <table:table-cell table:style-name="ce324"/>
          <table:table-cell table:style-name="ce325" table:content-validation-name="val35"/>
          <table:table-cell table:style-name="ce326" table:content-validation-name="val36"/>
          <table:table-cell table:style-name="ce327"/>
          <table:table-cell table:style-name="Default" table:content-validation-name="val1"/>
          <table:table-cell table:style-name="ce230" table:number-columns-repeated="2"/>
          <table:table-cell table:style-name="ce331" table:number-columns-repeated="8"/>
          <table:table-cell table:number-columns-repeated="866"/>
        </table:table-row>
        <table:table-row table:style-name="ro2" table:number-rows-repeated="13">
          <table:table-cell table:content-validation-name="val5" table:number-columns-repeated="3"/>
          <table:table-cell table:style-name="ce303" table:content-validation-name="val25"/>
          <table:table-cell table:style-name="ce305" table:content-validation-name="val26"/>
          <table:table-cell table:style-name="ce307"/>
          <table:table-cell table:style-name="ce313" table:content-validation-name="val27"/>
          <table:table-cell table:style-name="ce314" table:content-validation-name="val28"/>
          <table:table-cell table:style-name="ce315"/>
          <table:table-cell table:style-name="ce316" table:content-validation-name="val29"/>
          <table:table-cell table:style-name="ce317" table:content-validation-name="val30"/>
          <table:table-cell table:style-name="ce318"/>
          <table:table-cell table:style-name="ce319" table:content-validation-name="val31"/>
          <table:table-cell table:style-name="ce320" table:content-validation-name="val32"/>
          <table:table-cell table:style-name="ce321"/>
          <table:table-cell table:style-name="ce322" table:content-validation-name="val33"/>
          <table:table-cell table:style-name="ce323" table:content-validation-name="val34"/>
          <table:table-cell table:style-name="ce324"/>
          <table:table-cell table:style-name="ce325" table:content-validation-name="val35"/>
          <table:table-cell table:style-name="ce326" table:content-validation-name="val36"/>
          <table:table-cell table:style-name="ce327"/>
          <table:table-cell table:style-name="ce229" table:content-validation-name="val1"/>
          <table:table-cell table:style-name="ce230" table:number-columns-repeated="2"/>
          <table:table-cell table:style-name="ce331" table:number-columns-repeated="8"/>
          <table:table-cell table:number-columns-repeated="866"/>
        </table:table-row>
        <table:table-row table:style-name="ro2" table:number-rows-repeated="4">
          <table:table-cell table:content-validation-name="val5" table:number-columns-repeated="3"/>
          <table:table-cell table:style-name="ce303" table:content-validation-name="val25"/>
          <table:table-cell table:style-name="ce305" table:content-validation-name="val26"/>
          <table:table-cell table:style-name="ce307"/>
          <table:table-cell table:style-name="ce313" table:content-validation-name="val27"/>
          <table:table-cell table:style-name="ce314" table:content-validation-name="val28"/>
          <table:table-cell table:style-name="ce315"/>
          <table:table-cell table:style-name="ce316" table:content-validation-name="val29"/>
          <table:table-cell table:style-name="ce317" table:content-validation-name="val30"/>
          <table:table-cell table:style-name="ce318"/>
          <table:table-cell table:style-name="ce319" table:content-validation-name="val31"/>
          <table:table-cell table:style-name="ce320" table:content-validation-name="val32"/>
          <table:table-cell table:style-name="ce321"/>
          <table:table-cell table:style-name="ce322" table:content-validation-name="val33"/>
          <table:table-cell table:style-name="ce323" table:content-validation-name="val34"/>
          <table:table-cell table:style-name="ce324"/>
          <table:table-cell table:style-name="ce325" table:content-validation-name="val35"/>
          <table:table-cell table:style-name="ce326" table:content-validation-name="val36"/>
          <table:table-cell table:style-name="ce327"/>
          <table:table-cell table:style-name="ce228" table:content-validation-name="val1"/>
          <table:table-cell table:style-name="ce230" table:number-columns-repeated="2"/>
          <table:table-cell table:style-name="ce331" table:number-columns-repeated="8"/>
          <table:table-cell table:number-columns-repeated="866"/>
        </table:table-row>
        <table:table-row table:style-name="ro2" table:number-rows-repeated="30">
          <table:table-cell table:content-validation-name="val5" table:number-columns-repeated="3"/>
          <table:table-cell table:style-name="ce303" table:content-validation-name="val25"/>
          <table:table-cell table:style-name="ce305" table:content-validation-name="val26"/>
          <table:table-cell table:style-name="ce307"/>
          <table:table-cell table:style-name="ce313" table:content-validation-name="val27"/>
          <table:table-cell table:style-name="ce314" table:content-validation-name="val28"/>
          <table:table-cell table:style-name="ce315"/>
          <table:table-cell table:style-name="ce316" table:content-validation-name="val29"/>
          <table:table-cell table:style-name="ce317" table:content-validation-name="val30"/>
          <table:table-cell table:style-name="ce318"/>
          <table:table-cell table:style-name="ce319" table:content-validation-name="val31"/>
          <table:table-cell table:style-name="ce320" table:content-validation-name="val32"/>
          <table:table-cell table:style-name="ce321"/>
          <table:table-cell table:style-name="ce322" table:content-validation-name="val33"/>
          <table:table-cell table:style-name="ce323" table:content-validation-name="val34"/>
          <table:table-cell table:style-name="ce324"/>
          <table:table-cell table:style-name="ce325" table:content-validation-name="val35"/>
          <table:table-cell table:style-name="ce326" table:content-validation-name="val36"/>
          <table:table-cell table:style-name="ce327"/>
          <table:table-cell table:style-name="ce229" table:content-validation-name="val1"/>
          <table:table-cell table:style-name="ce230" table:number-columns-repeated="2"/>
          <table:table-cell table:style-name="ce331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303" table:content-validation-name="val25"/>
          <table:table-cell table:style-name="ce305" table:content-validation-name="val26"/>
          <table:table-cell table:style-name="ce307"/>
          <table:table-cell table:style-name="ce313" table:content-validation-name="val27"/>
          <table:table-cell table:style-name="ce314" table:content-validation-name="val28"/>
          <table:table-cell table:style-name="ce315"/>
          <table:table-cell table:style-name="ce316" table:content-validation-name="val29"/>
          <table:table-cell table:style-name="ce317" table:content-validation-name="val30"/>
          <table:table-cell table:style-name="ce318"/>
          <table:table-cell table:style-name="ce319" table:content-validation-name="val31"/>
          <table:table-cell table:style-name="ce320" table:content-validation-name="val32"/>
          <table:table-cell table:style-name="ce321"/>
          <table:table-cell table:style-name="ce322" table:content-validation-name="val33"/>
          <table:table-cell table:style-name="ce323" table:content-validation-name="val34"/>
          <table:table-cell table:style-name="ce324"/>
          <table:table-cell table:style-name="ce325" table:content-validation-name="val35"/>
          <table:table-cell table:style-name="ce326" table:content-validation-name="val36"/>
          <table:table-cell table:style-name="ce327"/>
          <table:table-cell table:style-name="ce229" table:content-validation-name="val1"/>
          <table:table-cell table:style-name="ce230" table:number-columns-repeated="2"/>
          <table:table-cell table:style-name="ce33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03" table:content-validation-name="val25"/>
          <table:table-cell table:style-name="ce305" table:content-validation-name="val26"/>
          <table:table-cell table:style-name="ce307"/>
          <table:table-cell table:style-name="ce313" table:content-validation-name="val27"/>
          <table:table-cell table:style-name="ce314" table:content-validation-name="val28"/>
          <table:table-cell table:style-name="ce315"/>
          <table:table-cell table:style-name="ce316" table:content-validation-name="val29"/>
          <table:table-cell table:style-name="ce317" table:content-validation-name="val30"/>
          <table:table-cell table:style-name="ce318"/>
          <table:table-cell table:style-name="ce319" table:content-validation-name="val31"/>
          <table:table-cell table:style-name="ce320" table:content-validation-name="val32"/>
          <table:table-cell table:style-name="ce321"/>
          <table:table-cell table:style-name="ce322" table:content-validation-name="val33"/>
          <table:table-cell table:style-name="ce323" table:content-validation-name="val34"/>
          <table:table-cell table:style-name="ce324"/>
          <table:table-cell table:style-name="ce325" table:content-validation-name="val35"/>
          <table:table-cell table:style-name="ce326" table:content-validation-name="val36"/>
          <table:table-cell table:style-name="ce327"/>
          <table:table-cell table:style-name="ce228" table:content-validation-name="val1"/>
          <table:table-cell table:style-name="ce230" table:number-columns-repeated="2"/>
          <table:table-cell table:style-name="ce331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25"/>
          <table:table-cell table:content-validation-name="val26"/>
          <table:table-cell/>
          <table:table-cell table:content-validation-name="val27"/>
          <table:table-cell table:content-validation-name="val28"/>
          <table:table-cell/>
          <table:table-cell table:content-validation-name="val29"/>
          <table:table-cell table:content-validation-name="val30"/>
          <table:table-cell/>
          <table:table-cell table:content-validation-name="val31"/>
          <table:table-cell table:content-validation-name="val32"/>
          <table:table-cell/>
          <table:table-cell table:content-validation-name="val33"/>
          <table:table-cell table:content-validation-name="val34"/>
          <table:table-cell/>
          <table:table-cell table:content-validation-name="val35"/>
          <table:table-cell table:content-validation-name="val36"/>
          <table:table-cell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25"/>
          <table:table-cell table:content-validation-name="val26"/>
          <table:table-cell/>
          <table:table-cell table:content-validation-name="val27"/>
          <table:table-cell table:content-validation-name="val28"/>
          <table:table-cell/>
          <table:table-cell table:content-validation-name="val29"/>
          <table:table-cell table:content-validation-name="val30"/>
          <table:table-cell/>
          <table:table-cell table:content-validation-name="val31"/>
          <table:table-cell table:content-validation-name="val32"/>
          <table:table-cell/>
          <table:table-cell table:content-validation-name="val33"/>
          <table:table-cell table:content-validation-name="val34"/>
          <table:table-cell/>
          <table:table-cell table:content-validation-name="val35"/>
          <table:table-cell table:content-validation-name="val36"/>
          <table:table-cell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 style:data-style-name="N2" text:time-value="20:10:43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06T20:28:58.589000000</dc:date>
    <meta:editing-duration>P6DT23H8M32S</meta:editing-duration>
    <meta:editing-cycles>1185</meta:editing-cycles>
    <meta:generator>LibreOffice/6.3.5.2$Windows_X86_64 LibreOffice_project/dd0751754f11728f69b42ee2af66670068624673</meta:generator>
    <meta:document-statistic meta:table-count="9" meta:cell-count="1173" meta:object-count="5"/>
  </office:meta>
</office:document-meta>
</file>